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ff23" draw:textarea-horizontal-align="center" draw:textarea-vertical-align="middle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00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00dc" draw:fill-image-width="0cm" draw:fill-image-height="0cm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68cm" svg:height="4.498cm" svg:x="10.212cm" svg:y="1.164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5.265cm" svg:height="2.302cm" svg:x="1.191cm" svg:y="3.201cm">
          <text:p text:style-name="P1">about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6.297cm" svg:height="2.329cm" svg:x="18.405cm" svg:y="2.597cm">
          <text:p text:style-name="P1">friends and family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5.397cm" svg:height="5.027cm" svg:x="10.132cm" svg:y="6.667cm">
          <text:p text:style-name="P1">Drawing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curve" svg:x1="12.646cm" svg:y1="5.662cm" svg:x2="12.83cm" svg:y2="6.667cm" draw:start-shape="id1" draw:start-glue-point="6" draw:end-shape="id2" svg:d="m12646 5662c0 754 184 252 184 1005">
          <text:p/>
        </draw:connector>
        <draw:connector draw:style-name="gr5" draw:text-style-name="P1" draw:layer="layout" draw:type="curve" svg:x1="15.08cm" svg:y1="3.413cm" svg:x2="18.405cm" svg:y2="3.761cm" draw:start-shape="id1" draw:start-glue-point="7" draw:end-shape="id3" svg:d="m15080 3413c2494 0 832 348 3325 348">
          <text:p/>
        </draw:connector>
        <draw:connector draw:style-name="gr5" draw:text-style-name="P1" draw:layer="layout" draw:type="curve" svg:x1="6.456cm" svg:y1="4.352cm" svg:x2="10.212cm" svg:y2="3.413cm" draw:start-shape="id4" draw:start-glue-point="1" draw:end-shape="id1" draw:end-glue-point="5" svg:d="m6456 4352c2817 0 939-939 3756-939">
          <text:p/>
        </draw:connector>
        <draw:custom-shape draw:style-name="gr6" draw:text-style-name="P1" xml:id="id5" draw:id="id5" draw:layer="layout" svg:width="6.562cm" svg:height="2.593cm" svg:x="2.407cm" svg:y="11.059cm">
          <text:p text:style-name="P1">manga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132cm" svg:y1="9.181cm" svg:x2="5.688cm" svg:y2="11.059cm" draw:start-shape="id2" draw:start-glue-point="5" draw:end-shape="id5" draw:end-glue-point="0" svg:d="m10132 9181c-2963 0-4444 626-4444 1878">
          <text:p/>
        </draw:connector>
        <draw:custom-shape draw:style-name="gr7" draw:text-style-name="P1" xml:id="id6" draw:id="id6" draw:layer="layout" svg:width="6.482cm" svg:height="2.513cm" svg:x="9.34cm" svg:y="14.155cm">
          <text:p text:style-name="P1">comic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2.831cm" svg:y1="11.694cm" svg:x2="12.581cm" svg:y2="14.155cm" draw:start-shape="id2" draw:start-glue-point="6" draw:end-shape="id6" svg:d="m12831 11694c0 1845-250 615-250 2461">
          <text:p/>
        </draw:connector>
        <draw:custom-shape draw:style-name="gr8" draw:text-style-name="P1" xml:id="id7" draw:id="id7" draw:layer="layout" svg:width="7.144cm" svg:height="2.646cm" svg:x="16.976cm" svg:y="10.902cm">
          <text:p text:style-name="P1">Pen beat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5.529cm" svg:y1="9.181cm" svg:x2="20.548cm" svg:y2="10.902cm" draw:start-shape="id2" draw:start-glue-point="7" draw:end-shape="id7" draw:end-glue-point="0" svg:d="m15529 9181c3346 0 5019 573 5019 1721">
          <text:p/>
        </draw:connector>
      </draw:page>
      <draw:page draw:name="page2" draw:style-name="dp1" draw:master-page-name="Default">
        <draw:custom-shape draw:style-name="gr6" draw:text-style-name="P2" draw:layer="layout" svg:width="16.484cm" svg:height="4.154cm" svg:x="2.789cm" svg:y="1.397cm">
          <text:p text:style-name="P1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62cm" svg:height="1.826cm" svg:x="2.461cm" svg:y="6.244cm">
          <text:p text:style-name="P1"><text:span text:style-name="T2">butt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662cm" svg:height="1.826cm" svg:x="10.716cm" svg:y="6.269cm">
          <text:p text:style-name="P1"><text:span text:style-name="T2">butt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15cm" svg:height="1.879cm" svg:x="19.201cm" svg:y="6.24cm">
          <text:p text:style-name="P1"><text:span text:style-name="T2">button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9.339cm" svg:height="9.791cm" svg:x="2.487cm" svg:y="9.049cm">
          <text:p text:style-name="P1"><text:span text:style-name="T3">t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1.466cm" svg:height="11.119cm" svg:x="13.037cm" svg:y="8.974cm">
          <text:p text:style-name="P1"><text:span text:style-name="T4">pictur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1" draw:text-style-name="P5" draw:layer="layout" svg:width="5.215cm" svg:height="4.906cm" svg:x="21.09cm" svg:y="1cm">
          <text:p text:style-name="P1"><text:span text:style-name="T4">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23T12:07:26</meta:creation-date>
    <dc:date>2012-05-17T15:28:09</dc:date>
    <dc:creator>student </dc:creator>
    <meta:editing-duration>PT1H9M51S</meta:editing-duration>
    <meta:editing-cycles>5</meta:editing-cycles>
    <meta:generator>LibreOffice/3.3$Linux LibreOffice_project/330m19$Build-202</meta:generator>
    <meta:document-statistic meta:object-count="20"/>
  </office:meta>
</office:document-meta>
</file>